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0931in" table:align="left"/>
    </style:style>
    <style:style style:name="Table1.A" style:family="table-column">
      <style:table-column-properties style:column-width="0.7688in"/>
    </style:style>
    <style:style style:name="Table1.B" style:family="table-column">
      <style:table-column-properties style:column-width="1.0813in"/>
    </style:style>
    <style:style style:name="Table1.C" style:family="table-column">
      <style:table-column-properties style:column-width="1.243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T1" style:family="text">
      <style:text-properties officeooo:rsid="000fec45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📘 DAY 2</text:span><text:span text:style-name="Strong_20_Emphasis"><text:span text:style-name="T1">4 - </text:span></text:span><text:span text:style-name="Strong_20_Emphasis">DOM </text:span></text:h>
      <text:h text:style-name="Heading_20_2" text:outline-level="2"><text:span text:style-name="Strong_20_Emphasis">Selecting &amp; Understanding the DOM</text:span></text:h>
      <text:h text:style-name="Heading_20_3" text:outline-level="3"><text:span text:style-name="Strong_20_Emphasis">1. What is the DOM?</text:span></text:h>
      <text:p text:style-name="Text_20_body"><text:span text:style-name="Strong_20_Emphasis">DOM = Document Object Model.</text:span><text:line-break/>It is a tree structure created by the browser from an HTML page.<text:line-break/>Every HTML tag becomes a <text:span text:style-name="Strong_20_Emphasis">node</text:span> in this tree.</text:p>
      <text:list xml:id="list559179448" text:style-name="L1">
        <text:list-item>
          <text:p text:style-name="P2">Document → Root</text:p>
        </text:list-item>
        <text:list-item>
          <text:p text:style-name="P2">Inside it → HTML → HEAD / BODY</text:p>
        </text:list-item>
        <text:list-item>
          <text:p text:style-name="P2">Inside body → elements like div, button, p, etc.</text:p>
        </text:list-item>
      </text:list>
      <text:p text:style-name="Text_20_body">DOM allows JavaScript to <text:span text:style-name="Strong_20_Emphasis">read</text:span>, <text:span text:style-name="Strong_20_Emphasis">change</text:span>, <text:span text:style-name="Strong_20_Emphasis">add</text:span>, <text:span text:style-name="Strong_20_Emphasis">delete</text:span>, or <text:span text:style-name="Strong_20_Emphasis">modify</text:span> web page elements.</text:p>
      <text:p text:style-name="Horizontal_20_Line"/>
      <text:h text:style-name="Heading_20_2" text:outline-level="2"><text:span text:style-name="Strong_20_Emphasis">2. Node vs NodeList</text:span></text:h>
      <text:h text:style-name="Heading_20_3" text:outline-level="3"><text:span text:style-name="Strong_20_Emphasis">Node</text:span></text:h>
      <text:p text:style-name="Text_20_body">A <text:span text:style-name="Strong_20_Emphasis">node</text:span> is a single item in the DOM.<text:line-break/>Examples:</text:p>
      <text:list xml:id="list429596148" text:style-name="L2">
        <text:list-item>
          <text:p text:style-name="P3">Element node → <text:span text:style-name="Source_20_Text">&lt;h1&gt;</text:span></text:p>
        </text:list-item>
        <text:list-item>
          <text:p text:style-name="P3">Text node → the text inside <text:span text:style-name="Source_20_Text">&lt;p&gt;</text:span></text:p>
        </text:list-item>
        <text:list-item>
          <text:p text:style-name="P3">Comment node → <text:span text:style-name="Source_20_Text">&lt;!-- comment --&gt;</text:span></text:p>
        </text:list-item>
      </text:list>
      <text:h text:style-name="Heading_20_3" text:outline-level="3"><text:span text:style-name="Strong_20_Emphasis">NodeList</text:span></text:h>
      <text:p text:style-name="Text_20_body">A <text:span text:style-name="Strong_20_Emphasis">NodeList</text:span> is a collection of nodes.<text:line-break/>Example:<text:line-break/><text:span text:style-name="Source_20_Text">document.querySelectorAll('p')</text:span> returns all <text:span text:style-name="Source_20_Text">&lt;p&gt;</text:span> elements in a NodeList.</text:p>
      <text:p text:style-name="Text_20_body">NodeList:</text:p>
      <text:list xml:id="list521731154" text:style-name="L3">
        <text:list-item>
          <text:p text:style-name="P4">Looks like an array</text:p>
        </text:list-item>
        <text:list-item>
          <text:p text:style-name="P4">But not a real array</text:p>
        </text:list-item>
        <text:list-item>
          <text:p text:style-name="P4">Supports <text:span text:style-name="Strong_20_Emphasis">forEach</text:span>, but not all array functions</text:p>
        </text:list-item>
      </text:list>
      <text:p text:style-name="Horizontal_20_Line"/>
      <text:h text:style-name="Heading_20_2" text:outline-level="2"><text:soft-page-break/><text:span text:style-name="Strong_20_Emphasis">3. Selecting Elements</text:span></text:h>
      <text:h text:style-name="Heading_20_3" text:outline-level="3"><text:span text:style-name="Strong_20_Emphasis">A. document.getElementById()</text:span></text:h>
      <text:p text:style-name="Text_20_body">Selects <text:span text:style-name="Strong_20_Emphasis">one element</text:span> using its ID.</text:p>
      <text:p text:style-name="Text_20_body"><text:span text:style-name="Strong_20_Emphasis">Example:</text:span></text:p>
      <text:p text:style-name="P1"><text:span text:style-name="Source_20_Text">const btn = document.getElementById("myBtn");</text:span></text:p>
      <text:h text:style-name="Heading_20_3" text:outline-level="3"><text:span text:style-name="Strong_20_Emphasis">B. document.querySelector()</text:span></text:h>
      <text:p text:style-name="Text_20_body">Selects the <text:span text:style-name="Strong_20_Emphasis">first matching</text:span> element using <text:span text:style-name="Strong_20_Emphasis">CSS selectors</text:span>.</text:p>
      <text:p text:style-name="Text_20_body"><text:span text:style-name="Strong_20_Emphasis">Example:</text:span></text:p>
      <text:p text:style-name="P1"><text:span text:style-name="Source_20_Text">const item = document.querySelector(".box");</text:span></text:p>
      <text:h text:style-name="Heading_20_3" text:outline-level="3"><text:span text:style-name="Strong_20_Emphasis">C. document.querySelectorAll()</text:span></text:h>
      <text:p text:style-name="Text_20_body">Selects <text:span text:style-name="Strong_20_Emphasis">all matching elements</text:span><text:line-break/>Returns a <text:span text:style-name="Strong_20_Emphasis">NodeList</text:span>.</text:p>
      <text:p text:style-name="P1"><text:span text:style-name="Source_20_Text">const items = document.querySelectorAll("li");</text:span></text:p>
      <text:p text:style-name="Horizontal_20_Line"/>
      <text:h text:style-name="Heading_20_2" text:outline-level="2"><text:span text:style-name="Strong_20_Emphasis">4. Changing Text Content</text:span></text:h>
      <text:h text:style-name="Heading_20_3" text:outline-level="3"><text:span text:style-name="Strong_20_Emphasis">textContent</text:span></text:h>
      <text:p text:style-name="Text_20_body">Changes only the text.</text:p>
      <text:p text:style-name="Preformatted_20_Text"><text:span text:style-name="Source_20_Text">const h = document.querySelector("h1");</text:span></text:p>
      <text:p text:style-name="P1"><text:span text:style-name="Source_20_Text">h.textContent = "Welcome!";</text:span></text:p>
      <text:h text:style-name="Heading_20_3" text:outline-level="3"><text:span text:style-name="Strong_20_Emphasis">innerHTML</text:span></text:h>
      <text:p text:style-name="Text_20_body">Changes HTML inside the element.</text:p>
      <text:p text:style-name="P1"><text:span text:style-name="Source_20_Text">h.innerHTML = "&lt;span&gt;Hello&lt;/span&gt;";</text:span></text:p>
      <text:p text:style-name="Horizontal_20_Line"/>
      <text:h text:style-name="Heading_20_2" text:outline-level="2"><text:span text:style-name="Strong_20_Emphasis">5. Changing Attributes</text:span></text:h>
      <text:p text:style-name="P1"><text:span text:style-name="Source_20_Text">&lt;img id="photo" src="a.jpg"&gt;</text:span></text:p>
      <text:p text:style-name="Preformatted_20_Text"><text:span text:style-name="Source_20_Text">const p = document.getElementById("photo");</text:span></text:p>
      <text:p text:style-name="Preformatted_20_Text"><text:span text:style-name="Source_20_Text">p.setAttribute("src", "b.jpg");</text:span></text:p>
      <text:p text:style-name="P1"><text:span text:style-name="Source_20_Text">p.setAttribute("alt", "New Image");</text:span></text:p>
      <text:p text:style-name="Horizontal_20_Line"><text:soft-page-break/></text:p>
      <text:h text:style-name="Heading_20_2" text:outline-level="2"><text:span text:style-name="Strong_20_Emphasis">6. Manipulating CSS Classes</text:span></text:h>
      <text:h text:style-name="Heading_20_3" text:outline-level="3"><text:span text:style-name="Strong_20_Emphasis">Add class</text:span></text:h>
      <text:p text:style-name="P1"><text:span text:style-name="Source_20_Text">element.classList.add("active");</text:span></text:p>
      <text:h text:style-name="Heading_20_3" text:outline-level="3"><text:span text:style-name="Strong_20_Emphasis">Remove class</text:span></text:h>
      <text:p text:style-name="P1"><text:span text:style-name="Source_20_Text">element.classList.remove("hidden");</text:span></text:p>
      <text:h text:style-name="Heading_20_3" text:outline-level="3"><text:span text:style-name="Strong_20_Emphasis">Toggle class</text:span></text:h>
      <text:p text:style-name="P1"><text:span text:style-name="Source_20_Text">element.classList.toggle("dark-mode");</text:span></text:p>
      <text:p text:style-name="Horizontal_20_Line"/>
      <text:h text:style-name="Heading_20_2" text:outline-level="2"><text:span text:style-name="Strong_20_Emphasis">7. Example </text:span></text:h>
      <text:h text:style-name="Heading_20_3" text:outline-level="3">HTML:</text:h>
      <text:p text:style-name="P1"><text:span text:style-name="Source_20_Text">&lt;button id="btn"&gt;Click&lt;/button&gt;</text:span></text:p>
      <text:h text:style-name="Heading_20_3" text:outline-level="3">JS:</text:h>
      <text:p text:style-name="Preformatted_20_Text"><text:span text:style-name="Source_20_Text">const b = document.getElementById('btn'); <text:s text:c="2"/>// Step 1: Select button</text:span></text:p>
      <text:p text:style-name="P1"><text:span text:style-name="Source_20_Text">b.textContent = 'Ready'; <text:s text:c="19"/>// Step 2: Change text</text:span></text:p>
      <text:p text:style-name="Horizontal_20_Line"/>
      <text:h text:style-name="Heading_20_1" text:outline-level="1"><text:span text:style-name="Strong_20_Emphasis"><text:s/>Creating, Appending, Removing Elements</text:span></text:h>
      <text:h text:style-name="Heading_20_2" text:outline-level="2"><text:span text:style-name="Strong_20_Emphasis">1. Creating Elements</text:span></text:h>
      <text:p text:style-name="Preformatted_20_Text"><text:span text:style-name="Source_20_Text">const li = document.createElement("li");</text:span></text:p>
      <text:p text:style-name="P1"><text:span text:style-name="Source_20_Text">li.textContent = "New Item";</text:span></text:p>
      <text:h text:style-name="Heading_20_2" text:outline-level="2"><text:span text:style-name="Strong_20_Emphasis">2. Adding to the Page</text:span></text:h>
      <text:p text:style-name="Preformatted_20_Text"><text:span text:style-name="Source_20_Text">const list = document.querySelector("ul");</text:span></text:p>
      <text:p text:style-name="P1"><text:span text:style-name="Source_20_Text">list.appendChild(li); <text:s text:c="5"/>// adds item at end</text:span></text:p>
      <text:p text:style-name="Horizontal_20_Line"/>
      <text:h text:style-name="Heading_20_2" text:outline-level="2"><text:soft-page-break/><text:span text:style-name="Strong_20_Emphasis">3. Removing Elements</text:span></text:h>
      <text:p text:style-name="P1"><text:span text:style-name="Source_20_Text">li.remove(); <text:s/>// removes element</text:span></text:p>
      <text:p text:style-name="Horizontal_20_Line"/>
      <text:h text:style-name="Heading_20_2" text:outline-level="2"><text:span text:style-name="Strong_20_Emphasis">4. Events (Basic)</text:span></text:h>
      <text:h text:style-name="Heading_20_3" text:outline-level="3">Inline (not recommended)</text:h>
      <text:p text:style-name="P1"><text:span text:style-name="Source_20_Text">&lt;button onclick="alert('Hi')"&gt;Click&lt;/button&gt;</text:span></text:p>
      <text:h text:style-name="Heading_20_3" text:outline-level="3">Better way</text:h>
      <text:p text:style-name="Preformatted_20_Text"><text:span text:style-name="Source_20_Text">button.addEventListener("click", function(){</text:span></text:p>
      <text:p text:style-name="Preformatted_20_Text"><text:span text:style-name="Source_20_Text"><text:s text:c="2"/>console.log("Clicked!");</text:span></text:p>
      <text:p text:style-name="P1"><text:span text:style-name="Source_20_Text">});</text:span></text:p>
      <text:p text:style-name="Horizontal_20_Line"/>
      <text:h text:style-name="Heading_20_1" text:outline-level="1"><text:span text:style-name="Strong_20_Emphasis">📘 Exercise</text:span></text:h>
      <text:p text:style-name="Text_20_body"><text:span text:style-name="Strong_20_Emphasis">Task:</text:span><text:line-break/>Create an empty list in HTML.<text:line-break/>Then add new items using JavaScript.</text:p>
      <text:p text:style-name="Text_20_body"><text:span text:style-name="Strong_20_Emphasis">Steps:</text:span></text:p>
      <text:list xml:id="list2176604113" text:style-name="L4">
        <text:list-item>
          <text:p text:style-name="P5">Select input &amp; button</text:p>
        </text:list-item>
        <text:list-item>
          <text:p text:style-name="P5">Create new li</text:p>
        </text:list-item>
        <text:list-item>
          <text:p text:style-name="P5">Add entered text</text:p>
        </text:list-item>
        <text:list-item>
          <text:p text:style-name="P5">Append to ul</text:p>
        </text:list-item>
      </text:list>
      <text:p text:style-name="Horizontal_20_Line"/>
      <text:h text:style-name="Heading_20_1" text:outline-level="1"><text:span text:style-name="Strong_20_Emphasis">📘 Quiz</text:span></text:h>
      <text:h text:style-name="Heading_20_3" text:outline-level="3"><text:span text:style-name="Strong_20_Emphasis">Q1. querySelector vs getElementById?</text:span></text:h>
      <text:p text:style-name="Text_20_body"><text:span text:style-name="Strong_20_Emphasis"/></text:p>
      <text:p text:style-name="Text_20_body"><text:span text:style-name="Strong_20_Emphasis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querySelector</text:p>
            </table:table-cell>
            <table:table-cell table:style-name="Table1.A1" office:value-type="string">
              <text:p text:style-name="Table_20_Heading">getElementById</text:p>
            </table:table-cell>
          </table:table-row>
        </table:table-header-rows>
        <table:table-row>
          <table:table-cell table:style-name="Table1.A1" office:value-type="string">
            <text:p text:style-name="Table_20_Contents">Uses</text:p>
          </table:table-cell>
          <table:table-cell table:style-name="Table1.A1" office:value-type="string">
            <text:p text:style-name="Table_20_Contents">CSS selectors</text:p>
          </table:table-cell>
          <table:table-cell table:style-name="Table1.A1" office:value-type="string">
            <text:p text:style-name="Table_20_Contents">Only ID</text:p>
          </table:table-cell>
        </table:table-row>
        <table:table-row>
          <table:table-cell table:style-name="Table1.A1" office:value-type="string">
            <text:p text:style-name="Table_20_Contents">Returns</text:p>
          </table:table-cell>
          <table:table-cell table:style-name="Table1.A1" office:value-type="string">
            <text:p text:style-name="Table_20_Contents">First matching</text:p>
          </table:table-cell>
          <table:table-cell table:style-name="Table1.A1" office:value-type="string">
            <text:p text:style-name="Table_20_Contents">Exact element</text:p>
          </table:table-cell>
        </table:table-row>
        <text:soft-page-break/>
        <table:table-row>
          <table:table-cell table:style-name="Table1.A1" office:value-type="string">
            <text:p text:style-name="Table_20_Contents">Flexibility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Low but fast</text:p>
          </table:table-cell>
        </table:table-row>
        <table:table-row>
          <table:table-cell table:style-name="Table1.A1" office:value-type="string">
            <text:p text:style-name="Table_20_Contents">Speed</text:p>
          </table:table-cell>
          <table:table-cell table:style-name="Table1.A1" office:value-type="string">
            <text:p text:style-name="Table_20_Contents">Slightly slower</text:p>
          </table:table-cell>
          <table:table-cell table:style-name="Table1.A1" office:value-type="string">
            <text:p text:style-name="Table_20_Contents">Fastest</text:p>
          </table:table-cell>
        </table:table-row>
      </table:table>
      <text:p text:style-name="Text_20_body"><text:span text:style-name="Strong_20_Emphasis">Use querySelector when:</text:span><text:line-break/>You want to select class, tag, or any CSS pattern.</text:p>
      <text:p text:style-name="Text_20_body"><text:span text:style-name="Strong_20_Emphasis">Use getElementById when:</text:span><text:line-break/>You want fast and direct selection by ID.</text:p>
      <text:p text:style-name="Horizontal_20_Line"/>
      <text:h text:style-name="Heading_20_1" text:outline-level="1"><text:span text:style-name="Strong_20_Emphasis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04T12:41:33.076000000</meta:creation-date>
    <dc:date>2025-12-08T17:29:28.827000000</dc:date>
    <meta:editing-duration>PT40M59S</meta:editing-duration>
    <meta:editing-cycles>4</meta:editing-cycles>
    <meta:generator>Neat_Office/6.2.8.2$Windows_x86 LibreOffice_project/</meta:generator>
    <meta:document-statistic meta:table-count="1" meta:image-count="0" meta:object-count="0" meta:page-count="5" meta:paragraph-count="100" meta:word-count="407" meta:character-count="2795" meta:non-whitespace-character-count="2470"/>
  </office:meta>
</office:document-meta>
</file>